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11802a"/>
    </style:style>
    <style:style style:name="P2" style:family="paragraph" style:parent-style-name="Standard">
      <style:text-properties style:font-name="Arial" officeooo:rsid="000fb40e" officeooo:paragraph-rsid="000fb40e"/>
    </style:style>
    <style:style style:name="P3" style:family="paragraph" style:parent-style-name="Standard">
      <style:text-properties style:font-name="Arial" officeooo:rsid="0011802a" officeooo:paragraph-rsid="0010a23b"/>
    </style:style>
    <style:style style:name="P4" style:family="paragraph" style:parent-style-name="Standard">
      <style:text-properties style:font-name="Arial" officeooo:rsid="0011802a" officeooo:paragraph-rsid="0011802a"/>
    </style:style>
    <style:style style:name="P5" style:family="paragraph" style:parent-style-name="Standard">
      <style:text-properties style:font-name="Arial" officeooo:rsid="0012051b" officeooo:paragraph-rsid="0012051b"/>
    </style:style>
    <style:style style:name="P6" style:family="paragraph" style:parent-style-name="Standard" style:list-style-name="L1">
      <style:text-properties style:font-name="Arial" officeooo:rsid="000fb40e" officeooo:paragraph-rsid="000fb40e"/>
    </style:style>
    <style:style style:name="P7" style:family="paragraph" style:parent-style-name="Standard" style:list-style-name="L2">
      <style:text-properties style:font-name="Arial" officeooo:rsid="000fb40e" officeooo:paragraph-rsid="000fb40e"/>
    </style:style>
    <style:style style:name="P8" style:family="paragraph" style:parent-style-name="Standard" style:list-style-name="L2">
      <style:text-properties style:font-name="Arial" officeooo:rsid="000fb40e" officeooo:paragraph-rsid="0010a23b"/>
    </style:style>
    <style:style style:name="P9" style:family="paragraph" style:parent-style-name="Standard">
      <style:text-properties style:font-name="Arial" officeooo:rsid="000fb40e" officeooo:paragraph-rsid="001f1403"/>
    </style:style>
    <style:style style:name="P10" style:family="paragraph" style:parent-style-name="Standard">
      <style:paragraph-properties fo:text-align="center" style:justify-single-word="false"/>
      <style:text-properties style:font-name="Arial" officeooo:rsid="000fb40e" officeooo:paragraph-rsid="001f1403"/>
    </style:style>
    <style:style style:name="P11" style:family="paragraph" style:parent-style-name="Standard">
      <style:text-properties style:font-name="Arial" officeooo:rsid="000fb40e" officeooo:paragraph-rsid="0015d5f4"/>
    </style:style>
    <style:style style:name="P12" style:family="paragraph" style:parent-style-name="Standard" style:list-style-name="L2">
      <style:text-properties style:font-name="Arial" officeooo:paragraph-rsid="000fb40e"/>
    </style:style>
    <style:style style:name="P13" style:family="paragraph" style:parent-style-name="Standard" style:list-style-name="L2">
      <style:text-properties style:font-name="Arial" officeooo:rsid="0010a23b" officeooo:paragraph-rsid="0010a23b"/>
    </style:style>
    <style:style style:name="P14" style:family="paragraph" style:parent-style-name="Standard" style:list-style-name="L3">
      <style:text-properties style:font-name="Arial" officeooo:rsid="0012051b" officeooo:paragraph-rsid="0012051b"/>
    </style:style>
    <style:style style:name="P15" style:family="paragraph" style:parent-style-name="Standard" style:list-style-name="L4">
      <style:text-properties style:font-name="Arial" officeooo:rsid="0012051b" officeooo:paragraph-rsid="0012051b"/>
    </style:style>
    <style:style style:name="P16" style:family="paragraph" style:parent-style-name="Standard" style:list-style-name="L5">
      <style:text-properties style:font-name="Arial" officeooo:rsid="0012051b" officeooo:paragraph-rsid="0012051b"/>
    </style:style>
    <style:style style:name="P17" style:family="paragraph" style:parent-style-name="Standard" style:list-style-name="L6">
      <style:text-properties style:font-name="Arial" officeooo:rsid="0012051b" officeooo:paragraph-rsid="0012051b"/>
    </style:style>
    <style:style style:name="P18" style:family="paragraph" style:parent-style-name="Standard" style:list-style-name="L7">
      <style:text-properties style:font-name="Arial" officeooo:rsid="0012051b" officeooo:paragraph-rsid="0012051b"/>
    </style:style>
    <style:style style:name="P19" style:family="paragraph" style:parent-style-name="Standard" style:list-style-name="L8">
      <style:text-properties style:font-name="Arial" officeooo:rsid="0012051b" officeooo:paragraph-rsid="0012051b"/>
    </style:style>
    <style:style style:name="P20" style:family="paragraph" style:parent-style-name="Standard" style:list-style-name="L9">
      <style:text-properties style:font-name="Arial" officeooo:rsid="0012051b" officeooo:paragraph-rsid="0012051b"/>
    </style:style>
    <style:style style:name="P21" style:family="paragraph" style:parent-style-name="Standard" style:list-style-name="L10">
      <style:text-properties style:font-name="Arial" officeooo:rsid="0012051b" officeooo:paragraph-rsid="0012051b"/>
    </style:style>
    <style:style style:name="P22" style:family="paragraph" style:parent-style-name="Standard" style:list-style-name="L11">
      <style:text-properties style:font-name="Arial" officeooo:rsid="0012051b" officeooo:paragraph-rsid="0015d5f4"/>
    </style:style>
    <style:style style:name="P23" style:family="paragraph" style:parent-style-name="Standard" style:list-style-name="L12">
      <style:text-properties style:font-name="Arial" officeooo:rsid="0012051b" officeooo:paragraph-rsid="0017bb91"/>
    </style:style>
    <style:style style:name="P24" style:family="paragraph" style:parent-style-name="Standard" style:list-style-name="L11">
      <style:text-properties style:font-name="Arial" officeooo:rsid="0015d5f4" officeooo:paragraph-rsid="0015d5f4"/>
    </style:style>
    <style:style style:name="P25" style:family="paragraph" style:parent-style-name="Standard" style:list-style-name="L11">
      <style:text-properties style:font-name="Arial" officeooo:rsid="00172f77" officeooo:paragraph-rsid="0015d5f4"/>
    </style:style>
    <style:style style:name="P26" style:family="paragraph" style:parent-style-name="Standard">
      <style:text-properties style:font-name="Arial" officeooo:rsid="00172f77" officeooo:paragraph-rsid="0015d5f4"/>
    </style:style>
    <style:style style:name="P27" style:family="paragraph" style:parent-style-name="Standard">
      <style:text-properties style:font-name="Arial" officeooo:rsid="0017bb91" officeooo:paragraph-rsid="0017bb91"/>
    </style:style>
    <style:style style:name="P28" style:family="paragraph" style:parent-style-name="Standard" style:list-style-name="L12">
      <style:text-properties style:font-name="Arial" officeooo:rsid="0017bb91" officeooo:paragraph-rsid="0017bb91"/>
    </style:style>
    <style:style style:name="P29" style:family="paragraph" style:parent-style-name="Standard" style:list-style-name="L12">
      <style:text-properties style:font-name="Arial" officeooo:rsid="0018ddc7" officeooo:paragraph-rsid="0017bb91"/>
    </style:style>
    <style:style style:name="P30" style:family="paragraph" style:parent-style-name="Standard">
      <style:text-properties style:font-name="Arial" officeooo:rsid="0018ddc7" officeooo:paragraph-rsid="0017bb91"/>
    </style:style>
    <style:style style:name="P31" style:family="paragraph" style:parent-style-name="Standard">
      <style:text-properties style:font-name="Arial" officeooo:rsid="0018ddc7" officeooo:paragraph-rsid="0018ddc7"/>
    </style:style>
    <style:style style:name="P32" style:family="paragraph" style:parent-style-name="Standard">
      <style:text-properties style:font-name="Arial" officeooo:rsid="001b0626" officeooo:paragraph-rsid="001b0626"/>
    </style:style>
    <style:style style:name="P33" style:family="paragraph" style:parent-style-name="Standard" style:list-style-name="L13">
      <style:text-properties style:font-name="Arial" officeooo:rsid="001b0626" officeooo:paragraph-rsid="001b0626"/>
    </style:style>
    <style:style style:name="P34" style:family="paragraph" style:parent-style-name="Standard" style:list-style-name="L13">
      <style:text-properties style:font-name="Arial" officeooo:rsid="001b7b94" officeooo:paragraph-rsid="001b7b94"/>
    </style:style>
    <style:style style:name="P35" style:family="paragraph" style:parent-style-name="Standard">
      <style:text-properties style:font-name="Arial" officeooo:rsid="001b7b94" officeooo:paragraph-rsid="001b7b94"/>
    </style:style>
    <style:style style:name="P36" style:family="paragraph" style:parent-style-name="Standard" style:list-style-name="L15">
      <style:text-properties style:font-name="Arial" officeooo:rsid="001b7b94" officeooo:paragraph-rsid="001bbe1f"/>
    </style:style>
    <style:style style:name="P37" style:family="paragraph" style:parent-style-name="Standard" style:list-style-name="L15">
      <style:text-properties style:font-name="Arial" officeooo:rsid="001b7b94" officeooo:paragraph-rsid="001d0393"/>
    </style:style>
    <style:style style:name="P38" style:family="paragraph" style:parent-style-name="Standard" style:list-style-name="L15">
      <style:text-properties style:font-name="Arial" officeooo:rsid="001b7b94" officeooo:paragraph-rsid="001d33b1"/>
    </style:style>
    <style:style style:name="P39" style:family="paragraph" style:parent-style-name="Standard">
      <style:text-properties style:font-name="Arial" officeooo:rsid="001b7b94" officeooo:paragraph-rsid="001d33b1"/>
    </style:style>
    <style:style style:name="P40" style:family="paragraph" style:parent-style-name="Standard">
      <style:text-properties style:font-name="Arial" officeooo:rsid="001b7b94" officeooo:paragraph-rsid="001e1c85"/>
    </style:style>
    <style:style style:name="T1" style:family="text">
      <style:text-properties officeooo:rsid="000fb40e"/>
    </style:style>
    <style:style style:name="T2" style:family="text">
      <style:text-properties officeooo:rsid="0010a23b"/>
    </style:style>
    <style:style style:name="T3" style:family="text">
      <style:text-properties officeooo:rsid="0011802a"/>
    </style:style>
    <style:style style:name="T4" style:family="text">
      <style:text-properties officeooo:rsid="0012051b"/>
    </style:style>
    <style:style style:name="T5" style:family="text">
      <style:text-properties officeooo:rsid="0015d5f4"/>
    </style:style>
    <style:style style:name="T6" style:family="text">
      <style:text-properties officeooo:rsid="00172f77"/>
    </style:style>
    <style:style style:name="T7" style:family="text">
      <style:text-properties officeooo:rsid="0017bb91"/>
    </style:style>
    <style:style style:name="T8" style:family="text">
      <style:text-properties officeooo:rsid="0018ddc7"/>
    </style:style>
    <style:style style:name="T9" style:family="text">
      <style:text-properties officeooo:rsid="001bbe1f"/>
    </style:style>
    <style:style style:name="T10" style:family="text">
      <style:text-properties officeooo:rsid="001d0393"/>
    </style:style>
    <style:style style:name="T11" style:family="text">
      <style:text-properties officeooo:rsid="001d33b1"/>
    </style:style>
    <style:style style:name="T12" style:family="text">
      <style:text-properties officeooo:rsid="001e1c85"/>
    </style:style>
    <style:style style:name="T13" style:family="text">
      <style:text-properties officeooo:rsid="001f140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3">REQUERIMIENTO DE SISTEMAS AREA MECANICA</text:span></text:p>
      <text:p text:style-name="P9"><text:span text:style-name="T13"/></text:p>
      <text:p text:style-name="P9"><text:span text:style-name="T13"/></text:p>
      <text:p text:style-name="P2">FORMULARIO CONTROL DIARIO TALLERES EXTERNOS</text:p>
      <text:p text:style-name="P2"/>
      <text:list xml:id="list1510009022" text:style-name="L1">
        <text:list-item>
          <text:p text:style-name="P6">Fecha</text:p>
        </text:list-item>
        <text:list-item>
          <text:p text:style-name="P6">No. Requisición</text:p>
        </text:list-item>
        <text:list-item>
          <text:p text:style-name="P6">Tipo vehículo </text:p>
        </text:list-item>
        <text:list-item>
          <text:p text:style-name="P6">Placa </text:p>
        </text:list-item>
        <text:list-item>
          <text:p text:style-name="P6">Descripción</text:p>
        </text:list-item>
        <text:list-item>
          <text:p text:style-name="P6">Nombre Taller</text:p>
        </text:list-item>
      </text:list>
      <text:p text:style-name="P2"/>
      <text:p text:style-name="P2">INFORME TRASLADO DE FACTURAS DE TALLER EXTERNOS</text:p>
      <text:p text:style-name="P2"/>
      <text:list xml:id="list1660583367" text:style-name="L2">
        <text:list-item>
          <text:p text:style-name="P7">Fecha factura</text:p>
        </text:list-item>
        <text:list-item>
          <text:p text:style-name="P7">No. factura </text:p>
        </text:list-item>
        <text:list-item>
          <text:p text:style-name="P7">Proveedor</text:p>
        </text:list-item>
        <text:list-item>
          <text:p text:style-name="P7">Descripción trabajo</text:p>
        </text:list-item>
        <text:list-item>
          <text:p text:style-name="P12"><text:span text:style-name="T1">No. Orden de Compra (cuando es mayor a $50.000) </text:span><text:span text:style-name="T2">obligatorio</text:span></text:p>
        </text:list-item>
        <text:list-item>
          <text:p text:style-name="P8">Requisición repuestos y/o servicio (cuando es por menos de $50.000) obligatorio</text:p>
        </text:list-item>
        <text:list-item>
          <text:p text:style-name="P13">Cotización (cuando es mayor a $50.000) opcional </text:p>
        </text:list-item>
        <text:list-item>
          <text:p text:style-name="P13">Subtotal <text:s/></text:p>
        </text:list-item>
        <text:list-item>
          <text:p text:style-name="P13">Descuento</text:p>
        </text:list-item>
        <text:list-item>
          <text:p text:style-name="P13"><text:s/>Base iva</text:p>
        </text:list-item>
        <text:list-item>
          <text:p text:style-name="P13"><text:s/>Valor iva</text:p>
        </text:list-item>
        <text:list-item>
          <text:p text:style-name="P13"><text:s/>Valor Total</text:p>
        </text:list-item>
      </text:list>
      <text:p text:style-name="P3"/>
      <text:p text:style-name="P1"><text:span text:style-name="T3">Nota: Adjuntar documentación soporte a la hoja de vida </text:span><text:span text:style-name="T4">digital </text:span><text:span text:style-name="T3">(Factura).</text:span></text:p>
      <text:p text:style-name="P4"/>
      <text:p text:style-name="P5">DOCUMENTACIÓN VEHICULOS Y/O EQUIPOS</text:p>
      <text:p text:style-name="P5"/>
      <text:list xml:id="list1594170859" text:style-name="L3">
        <text:list-item>
          <text:p text:style-name="P14">Licencia de tránsito</text:p>
        </text:list-item>
      </text:list>
      <text:list xml:id="list1510447450" text:style-name="L4">
        <text:list-item>
          <text:p text:style-name="P15">No. de licencia </text:p>
          <text:p text:style-name="P15">(adjuntar soporte digital)</text:p>
        </text:list-item>
      </text:list>
      <text:p text:style-name="P5"/>
      <text:list xml:id="list367878278" text:style-name="L5">
        <text:list-item>
          <text:p text:style-name="P16">Soat</text:p>
        </text:list-item>
      </text:list>
      <text:list xml:id="list1374550187" text:style-name="L6">
        <text:list-item>
          <text:p text:style-name="P17">Numero</text:p>
        </text:list-item>
        <text:list-item>
          <text:p text:style-name="P17">Fecha vencimiento </text:p>
          <text:p text:style-name="P17">(adjuntar soporte digital)</text:p>
        </text:list-item>
      </text:list>
      <text:list xml:id="list1762093348" text:continue-list="list1510009022" text:style-name="L1">
        <text:list-header>
          <text:p text:style-name="P6"/>
        </text:list-header>
      </text:list>
      <text:list xml:id="list2022183050" text:style-name="L7">
        <text:list-item>
          <text:p text:style-name="P18">Revisión tecnomecanica</text:p>
        </text:list-item>
      </text:list>
      <text:list xml:id="list962276082" text:style-name="L8">
        <text:list-item>
          <text:p text:style-name="P19">Numero</text:p>
        </text:list-item>
        <text:list-item>
          <text:p text:style-name="P19">Fecha de vencimiento </text:p>
          <text:p text:style-name="P19">(adjuntar soporte digital)</text:p>
        </text:list-item>
      </text:list>
      <text:p text:style-name="P5"/>
      <text:list xml:id="list1217183430" text:style-name="L9">
        <text:list-item>
          <text:p text:style-name="P20">Poliza de seguros</text:p>
        </text:list-item>
      </text:list>
      <text:list xml:id="list879818286" text:style-name="L10">
        <text:list-item>
          <text:p text:style-name="P21"><text:soft-page-break/>Numero</text:p>
        </text:list-item>
        <text:list-item>
          <text:p text:style-name="P21">Fecha de vencimiento</text:p>
          <text:p text:style-name="P21">(adjuntar soporte digital)</text:p>
        </text:list-item>
      </text:list>
      <text:p text:style-name="P5"/>
      <text:p text:style-name="P5">Nota: reportar alerta de documentación proxima a vencerse.</text:p>
      <text:p text:style-name="P5"/>
      <text:p text:style-name="P5">FICHA TECNICA VEHICULOS Y/O EQUIPOS</text:p>
      <text:p text:style-name="P5"/>
      <text:list xml:id="list1400220703" text:style-name="L11">
        <text:list-item>
          <text:p text:style-name="P24">Marca</text:p>
        </text:list-item>
        <text:list-item>
          <text:p text:style-name="P24">Linea </text:p>
        </text:list-item>
        <text:list-item>
          <text:p text:style-name="P24">Clase</text:p>
        </text:list-item>
        <text:list-item>
          <text:p text:style-name="P24">Tipo de carroceria</text:p>
        </text:list-item>
        <text:list-item>
          <text:p text:style-name="P24">Modelo </text:p>
        </text:list-item>
        <text:list-item>
          <text:p text:style-name="P24">No. chasis</text:p>
        </text:list-item>
        <text:list-item>
          <text:p text:style-name="P24">No. de serie</text:p>
        </text:list-item>
        <text:list-item>
          <text:p text:style-name="P24">No. de motor</text:p>
        </text:list-item>
        <text:list-item>
          <text:p text:style-name="P24">Color</text:p>
        </text:list-item>
        <text:list-item>
          <text:p text:style-name="P24"><text:s/>Modelo</text:p>
        </text:list-item>
        <text:list-item>
          <text:p text:style-name="P24">Cilindraje</text:p>
        </text:list-item>
        <text:list-item>
          <text:p text:style-name="P24"><text:s/>No. de pasajeros</text:p>
        </text:list-item>
        <text:list-item>
          <text:p text:style-name="P24"><text:s/>Peso bruto </text:p>
        </text:list-item>
        <text:list-item>
          <text:p text:style-name="P22"><text:span text:style-name="T5"><text:s/></text:span><text:span text:style-name="T6">Velocidad de marcha mínima</text:span></text:p>
        </text:list-item>
        <text:list-item>
          <text:p text:style-name="P25"><text:s/>Capacidad de aceite del motor</text:p>
        </text:list-item>
        <text:list-item>
          <text:p text:style-name="P25"><text:s/>Capacidad de refrigerante</text:p>
        </text:list-item>
        <text:list-item>
          <text:p text:style-name="P25"><text:s/>Capacidad del tanque de combustible</text:p>
        </text:list-item>
        <text:list-item>
          <text:p text:style-name="P25"><text:s/>Tipo caja de cambios</text:p>
        </text:list-item>
        <text:list-item>
          <text:p text:style-name="P25"><text:s/>Capacidad de caja de cambios</text:p>
        </text:list-item>
        <text:list-item>
          <text:p text:style-name="P25"><text:s/>Tipo de dirección</text:p>
        </text:list-item>
        <text:list-item>
          <text:p text:style-name="P25"><text:s/>Capacidad aceite de dirección</text:p>
        </text:list-item>
        <text:list-item>
          <text:p text:style-name="P25"><text:s/>Tipo diferencial</text:p>
        </text:list-item>
        <text:list-item>
          <text:p text:style-name="P25"><text:s/>Capacidad aceite diferencial</text:p>
        </text:list-item>
        <text:list-item>
          <text:p text:style-name="P25"><text:s/>No. rin de rueda</text:p>
        </text:list-item>
        <text:list-item>
          <text:p text:style-name="P25"><text:s/>Referencia llanta </text:p>
        </text:list-item>
        <text:list-item>
          <text:p text:style-name="P25"><text:s/>Presión de inflado</text:p>
        </text:list-item>
        <text:list-item>
          <text:p text:style-name="P25"><text:s/>Referencia batería</text:p>
        </text:list-item>
        <text:list-item>
          <text:p text:style-name="P25"><text:s/>Alternador</text:p>
        </text:list-item>
        <text:list-item>
          <text:p text:style-name="P25"><text:s/>Motor de arranque</text:p>
        </text:list-item>
      </text:list>
      <text:p text:style-name="P26"/>
      <text:p text:style-name="P27">FORMATO ENTREGA DE VEHICULO TALLER DE MECANICA</text:p>
      <text:p text:style-name="P27"/>
      <text:list xml:id="list923402558" text:style-name="L12">
        <text:list-item>
          <text:p text:style-name="P28">Fecha </text:p>
        </text:list-item>
        <text:list-item>
          <text:p text:style-name="P28">Placa </text:p>
        </text:list-item>
        <text:list-item>
          <text:p text:style-name="P28">Tipo vehículo y/o equipo</text:p>
        </text:list-item>
        <text:list-item>
          <text:p text:style-name="P28"><text:s/>Area/tramo</text:p>
        </text:list-item>
        <text:list-item>
          <text:p text:style-name="P28">Km/horas</text:p>
        </text:list-item>
        <text:list-item>
          <text:p text:style-name="P28">No. remisión almacen de insumos</text:p>
        </text:list-item>
        <text:list-item>
          <text:p text:style-name="P28"><text:soft-page-break/>Descripción trabajo realizado</text:p>
        </text:list-item>
        <text:list-item>
          <text:p text:style-name="P28">Novedades encontradas</text:p>
        </text:list-item>
        <text:list-item>
          <text:p text:style-name="P28">Mecánico responsable </text:p>
        </text:list-item>
        <text:list-item>
          <text:p text:style-name="P23"><text:span text:style-name="T7"><text:s/></text:span><text:span text:style-name="T8">Conductor que recibe vehículo</text:span></text:p>
        </text:list-item>
        <text:list-item>
          <text:p text:style-name="P29"><text:s/>Requerimiento de taller externo (si) o (no)</text:p>
        </text:list-item>
      </text:list>
      <text:p text:style-name="P30"/>
      <text:p text:style-name="P31">Nota: si requiere servicio del taller externo tener en cuenta el modulo de control diario de talleres externos.<text:tab/></text:p>
      <text:p text:style-name="P31"/>
      <text:p text:style-name="P32">CONTROL COMPARENDOS POR MULTA</text:p>
      <text:p text:style-name="P32"/>
      <text:list xml:id="list1255657691" text:style-name="L13">
        <text:list-item>
          <text:p text:style-name="P33">Fecha comparendo </text:p>
        </text:list-item>
        <text:list-item>
          <text:p text:style-name="P33">No. comparendo</text:p>
        </text:list-item>
        <text:list-item>
          <text:p text:style-name="P33">Clase de multa impuesta</text:p>
        </text:list-item>
        <text:list-item>
          <text:p text:style-name="P33">Placa vehículo</text:p>
        </text:list-item>
        <text:list-item>
          <text:p text:style-name="P33">Nombre conductor</text:p>
        </text:list-item>
        <text:list-item>
          <text:p text:style-name="P33">Valor comparendo</text:p>
        </text:list-item>
        <text:list-item>
          <text:p text:style-name="P34">No. comprobante de pago</text:p>
        </text:list-item>
        <text:list-item>
          <text:p text:style-name="P34">Fecha comprobante de pago</text:p>
        </text:list-item>
        <text:list-item>
          <text:p text:style-name="P34">Estado del comparendo </text:p>
        </text:list-item>
      </text:list>
      <text:p text:style-name="P35"/>
      <text:p text:style-name="P35">Nota: Alerta y si cancelo o no el comparendo.</text:p>
      <text:p text:style-name="P35"/>
      <text:p text:style-name="P35">Se adjuntará comparendo y comprobante de pago.</text:p>
      <text:p text:style-name="P35"/>
      <text:p text:style-name="P35">INFORMACIÓN CONDUCTORES</text:p>
      <text:p text:style-name="P35"/>
      <text:list xml:id="list718474104" text:style-name="L15">
        <text:list-item>
          <text:p text:style-name="P36"><text:span text:style-name="T9">Nombre</text:span></text:p>
        </text:list-item>
        <text:list-item>
          <text:p text:style-name="P36"><text:span text:style-name="T9">Cedula</text:span></text:p>
        </text:list-item>
        <text:list-item>
          <text:p text:style-name="P36"><text:span text:style-name="T11">V</text:span><text:span text:style-name="T9">ehículo a</text:span><text:span text:style-name="T11">signado</text:span></text:p>
        </text:list-item>
        <text:list-item>
          <text:p text:style-name="P36"><text:span text:style-name="T9">Celular </text:span></text:p>
        </text:list-item>
        <text:list-item>
          <text:p text:style-name="P37"><text:span text:style-name="T11">Telefono de un familiar</text:span><text:span text:style-name="T10"> <text:s/></text:span></text:p>
        </text:list-item>
        <text:list-item>
          <text:p text:style-name="P38"><text:span text:style-name="T11">No. pase de conducción</text:span></text:p>
        </text:list-item>
        <text:list-item>
          <text:p text:style-name="P38"><text:span text:style-name="T11">Categoria pase de conducción</text:span></text:p>
        </text:list-item>
        <text:list-item>
          <text:p text:style-name="P38"><text:span text:style-name="T11">Fecha vencimiento pase de conducción</text:span></text:p>
        </text:list-item>
        <text:list-item>
          <text:p text:style-name="P38"><text:span text:style-name="T11">Restricciones</text:span></text:p>
        </text:list-item>
        <text:list-item>
          <text:p text:style-name="P38"><text:span text:style-name="T11">Area de pertenencia </text:span></text:p>
        </text:list-item>
        <text:list-item>
          <text:p text:style-name="P38"><text:span text:style-name="T11"><text:s/>Jefe inmediato</text:span></text:p>
        </text:list-item>
        <text:list-item>
          <text:p text:style-name="P38"><text:span text:style-name="T11"><text:s/>EPS</text:span></text:p>
        </text:list-item>
        <text:list-item>
          <text:p text:style-name="P38"><text:span text:style-name="T11"><text:s/>Estado actual laboral conductor </text:span></text:p>
        </text:list-item>
        <text:list-item>
          <text:p text:style-name="P38"><text:span text:style-name="T11"><text:s/></text:span><text:span text:style-name="T12">Observaciones </text:span></text:p>
        </text:list-item>
      </text:list>
      <text:p text:style-name="P39"><text:span text:style-name="T11"/></text:p>
      <text:p text:style-name="P40"><text:span text:style-name="T12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cm" fo:margin-left="2.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0:29:25</meta:creation-date>
    <dc:date>2015-11-07T09:55:18</dc:date>
    <meta:editing-duration>PT4H50M33S</meta:editing-duration>
    <meta:editing-cycles>12</meta:editing-cycles>
    <meta:generator>LibreOffice/3.6$Linux_x86 LibreOffice_project/360m1$Build-102</meta:generator>
    <meta:print-date>2015-11-06T11:30:08</meta:print-date>
    <meta:document-statistic meta:table-count="0" meta:image-count="0" meta:object-count="0" meta:page-count="3" meta:paragraph-count="109" meta:word-count="437" meta:character-count="2594" meta:non-whitespace-character-count="2304"/>
  </office:meta>
</office:document-meta>
</file>